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TransactionManager.doCommit( DefaultTransactionStatus 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TransactionManager.doRollback( DefaultTransactionStatus 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TransactionManager.doBegin( Object transaction , TransactionDefinition defini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TransactionManager.doSetRollbackOnly( DefaultTransactionStatus 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TransactionManager.TestTransactionManager( boolean existingTransaction , boolean canCreateTrans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TransactionManager.doGet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TransactionManager.isExistingTransaction( Object trans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